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1bc75" officeooo:paragraph-rsid="0001b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7:02:19.585801735</meta:creation-date>
    <dc:date>2015-07-17T17:02:52.435081004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3.2.2.0$Linux_X86_64 LibreOffice_project/430$Build-2</meta:generator>
  </office:meta>
</office:document-meta>
</file>